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79fa"/>
    </style:style>
    <style:style style:name="P2" style:family="paragraph" style:parent-style-name="Standard">
      <style:text-properties style:font-name="Liberation Serif" officeooo:paragraph-rsid="000879fa"/>
    </style:style>
    <style:style style:name="P3" style:family="paragraph" style:parent-style-name="Standard">
      <style:text-properties officeooo:paragraph-rsid="000a61e9"/>
    </style:style>
    <style:style style:name="P4" style:family="paragraph" style:parent-style-name="Standard">
      <style:text-properties officeooo:paragraph-rsid="000abc29"/>
    </style:style>
    <style:style style:name="T1" style:family="text">
      <style:text-properties officeooo:rsid="000879fa"/>
    </style:style>
    <style:style style:name="T2" style:family="text">
      <style:text-properties officeooo:rsid="00088219"/>
    </style:style>
    <style:style style:name="T3" style:family="text">
      <style:text-properties officeooo:rsid="0008f0ff"/>
    </style:style>
    <style:style style:name="T4" style:family="text">
      <style:text-properties style:font-name="Liberation Serif" fo:font-style="italic" officeooo:rsid="0008f0ff"/>
    </style:style>
    <style:style style:name="T5" style:family="text">
      <style:text-properties style:font-name="Liberation Serif" officeooo:rsid="0008f0ff"/>
    </style:style>
    <style:style style:name="T6" style:family="text">
      <style:text-properties style:font-name="Liberation Serif" officeooo:rsid="000a1ae9"/>
    </style:style>
    <style:style style:name="T7" style:family="text">
      <style:text-properties style:font-name="Liberation Serif" officeooo:rsid="000a61e9"/>
    </style:style>
    <style:style style:name="T8" style:family="text">
      <style:text-properties style:font-name="Liberation Serif" officeooo:rsid="000abc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Jlex creates a lexer, which is a class with the method next_</text:span><text:span text:style-name="T2">t</text:span><text:span text:style-name="T1">oken which provides the next token when called by the parser.</text:span></text:p>
      <text:p text:style-name="P2"><text:span text:style-name="T1">The lexer class is named Yylex by default. The %class in the jlex directives section is used to give it a user specified name, </text:span><text:span text:style-name="T3">CoolLexer, in this case.</text:span></text:p>
      <text:p text:style-name="P2"><text:span text:style-name="T3"/></text:p>
      <text:p text:style-name="P1"><text:span text:style-name="T4">%cup</text:span><text:span text:style-name="T5"><text:line-break/>When given, this directive makes the generated scanner conform to the </text:span><text:span text:style-name="Source_20_Text"><text:span text:style-name="T5">java_cup.runtime.Scanner</text:span></text:span><text:span text:style-name="T5"> interface, </text:span><text:span text:style-name="T6">i.e., use the directive if you are going to use the generated lexer with a CUP scanner. More explanation needed</text:span></text:p>
      <text:p text:style-name="P3"><text:span text:style-name="T7">i.e. next_token() is created instead of yylex()</text:span></text:p>
      <text:p text:style-name="P3"><text:span text:style-name="T7"/></text:p>
      <text:p text:style-name="P4"><text:span text:style-name="T8">yytext() gives the matched input as an instance of java.lang.Str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Source_20_Text" style:display-name="Source Text" style:family="text">
      <style:text-properties style:font-name="DejaVu Sans Mono" style:font-name-asian="DejaVu Sans Mono" style:font-name-complex="Lohit Hindi1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8T15:43:41</meta:creation-date>
    <dc:title>T1</dc:title>
    <meta:editing-duration>PT59M59S</meta:editing-duration>
    <meta:editing-cycles>2</meta:editing-cycles>
    <meta:generator>LibreOffice/4.0.2.2$Linux_x86 LibreOffice_project/400m0$Build-2</meta:generator>
    <meta:initial-creator>Kempa </meta:initial-creator>
    <dc:date>2013-06-08T18:09:42</dc:date>
    <dc:creator>Kempa </dc:creator>
    <meta:document-statistic meta:table-count="0" meta:image-count="0" meta:object-count="0" meta:page-count="1" meta:paragraph-count="5" meta:word-count="101" meta:character-count="609" meta:non-whitespace-character-count="513"/>
    <meta:template xlink:type="simple" xlink:actuate="onRequest" xlink:title="T1" xlink:href="../../.config/libreoffice/4/user/template/T1.ott" meta:date="2013-06-08T15:43:37"/>
  </office:meta>
</office:document-meta>
</file>